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.81cm" svg:y="0.1cm">
            <draw:object draw:notify-on-update-of-ranges="Hoja1.A1:Hoja1.A1 Hoja1.A2:Hoja1.A4 Hoja1.B1:Hoja1.B1 Hoja1.B2:Hoja1.B4 Hoja1.C1:Hoja1.C1 Hoja1.C2:Hoja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anularidad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78" calcext:value-type="float">
            <text:p>4,678</text:p>
          </table:table-cell>
          <table:table-cell office:value-type="float" office:value="15.877" calcext:value-type="float">
            <text:p>15,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381" calcext:value-type="float">
            <text:p>41,381</text:p>
          </table:table-cell>
          <table:table-cell office:value-type="float" office:value="143.102" calcext:value-type="float">
            <text:p>143,10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59.756" calcext:value-type="float">
            <text:p>459,756</text:p>
          </table:table-cell>
          <table:table-cell office:value-type="float" office:value="1784.492" calcext:value-type="float">
            <text:p>1784,492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0000-00-00T00:00:03.5079238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4-09T00:28:34.430633486</meta:creation-date>
    <dc:date>2015-04-09T22:43:40.925828673</dc:date>
    <dc:creator>Gaston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952cm" style:legend-expansion="high" chart:style-name="ch2"/>
        <chart:plot-area chart:style-name="ch3" table:cell-range-address="Hoja1.A1:Hoja1.C4" chart:data-source-has-labels="both" svg:x="1.331cm" svg:y="0.855cm" svg:width="12.269cm" svg:height="6.984cm">
          <chartooo:coordinate-region svg:x="2.323cm" svg:y="1.054cm" svg:width="11.277cm" svg:height="6.138cm"/>
          <chart:axis chart:dimension="x" chart:name="primary-x" chart:style-name="ch4" chartooo:axis-type="auto">
            <chartooo:date-scale/>
            <chart:title svg:x="6.455cm" svg:y="8.019cm" chart:style-name="ch5">
              <text:p>Granularidad</text:p>
            </chart:title>
            <chart:categories table:cell-range-address="Hoja1.A2:Hoja1.A4"/>
          </chart:axis>
          <chart:axis chart:dimension="y" chart:name="primary-y" chart:style-name="ch6">
            <chart:title svg:x="0.451cm" svg:y="4.933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4" chart:label-cell-address="Hoja1.B1:Hoja1.B1" chart:class="chart:bar">
            <chart:data-point chart:repeated="3"/>
          </chart:series>
          <chart:series chart:style-name="ch10" chart:values-cell-range-address="Hoja1.C2:Hoja1.C4" chart:label-cell-address="Hoja1.C1:Hoja1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Hoja1.B1:Hoja1.B1</svg:desc>
                </draw:g>
              </table:table-cell>
              <table:table-cell office:value-type="string">
                <text:p>LU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Hoja1.A2:Hoja1.A4</svg:desc>
                </draw:g>
              </table:table-cell>
              <table:table-cell office:value-type="float" office:value="4.678">
                <text:p>4.678</text:p>
                <draw:g>
                  <svg:desc>Hoja1.B2:Hoja1.B4</svg:desc>
                </draw:g>
              </table:table-cell>
              <table:table-cell office:value-type="float" office:value="15.877">
                <text:p>15.877</text:p>
                <draw:g>
                  <svg:desc>Hoja1.C2:Hoja1.C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1.381">
                <text:p>41.381</text:p>
              </table:table-cell>
              <table:table-cell office:value-type="float" office:value="143.102">
                <text:p>143.10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59.756">
                <text:p>459.756</text:p>
              </table:table-cell>
              <table:table-cell office:value-type="float" office:value="1784.492">
                <text:p>1784.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